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mple2_path" table:style-name="ta1">
        <table:shapes>
          <draw:frame draw:z-index="0" draw:style-name="gr1" draw:text-style-name="P1" svg:width="374.17pt" svg:height="232.36pt" svg:x="419.39pt" svg:y="22.42pt">
            <loext:p draw:notify-on-update-of-ranges="sample2_path.A2:sample2_path.A21 sample2_path.B1:sample2_path.B1 sample2_path.B2:sample2_path.B21 sample2_path.A2:sample2_path.A21 sample2_path.C1:sample2_path.C1 sample2_path.C2:sample2_path.C21 sample2_path.A2:sample2_path.A21 sample2_path.D1:sample2_path.D1 sample2_path.D2:sample2_path.D21 sample2_path.A2:sample2_path.A21 sample2_path.E1:sample2_path.E1 sample2_path.E2:sample2_path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-batched</text:p>
          </table:table-cell>
          <table:table-cell office:value-type="string" calcext:value-type="string">
            <text:p>mzTree-summ</text:p>
          </table:table-cell>
        </table:table-row>
        <table:table-row table:style-name="ro1">
          <table:table-cell office:value-type="float" office:value="66227229" calcext:value-type="float">
            <text:p>66227229</text:p>
          </table:table-cell>
          <table:table-cell office:value-type="float" office:value="6.74505567100232" calcext:value-type="float">
            <text:p>6.74505567100232</text:p>
          </table:table-cell>
          <table:table-cell office:value-type="float" office:value="320.277" calcext:value-type="float">
            <text:p>320.277</text:p>
          </table:table-cell>
          <table:table-cell office:value-type="float" office:value="28.751" calcext:value-type="float">
            <text:p>28.751</text:p>
          </table:table-cell>
          <table:table-cell office:value-type="float" office:value="2.886" calcext:value-type="float">
            <text:p>2.886</text:p>
          </table:table-cell>
        </table:table-row>
        <table:table-row table:style-name="ro1">
          <table:table-cell office:value-type="float" office:value="10864556" calcext:value-type="float">
            <text:p>10864556</text:p>
          </table:table-cell>
          <table:table-cell office:value-type="float" office:value="6.63731097400023" calcext:value-type="float">
            <text:p>6.63731097400023</text:p>
          </table:table-cell>
          <table:table-cell office:value-type="float" office:value="72.091" calcext:value-type="float">
            <text:p>72.091</text:p>
          </table:table-cell>
          <table:table-cell office:value-type="float" office:value="9.80000000000002" calcext:value-type="float">
            <text:p>9.80000000000002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21304425" calcext:value-type="float">
            <text:p>21304425</text:p>
          </table:table-cell>
          <table:table-cell office:value-type="float" office:value="6.54153569000073" calcext:value-type="float">
            <text:p>6.54153569000073</text:p>
          </table:table-cell>
          <table:table-cell office:value-type="float" office:value="125.966" calcext:value-type="float">
            <text:p>125.966</text:p>
          </table:table-cell>
          <table:table-cell office:value-type="float" office:value="11.15" calcext:value-type="float">
            <text:p>11.15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7307975" calcext:value-type="float">
            <text:p>7307975</text:p>
          </table:table-cell>
          <table:table-cell office:value-type="float" office:value="6.39943709300042" calcext:value-type="float">
            <text:p>6.39943709300042</text:p>
          </table:table-cell>
          <table:table-cell office:value-type="float" office:value="89.697" calcext:value-type="float">
            <text:p>89.697</text:p>
          </table:table-cell>
          <table:table-cell office:value-type="float" office:value="8.37099999999999" calcext:value-type="float">
            <text:p>8.37099999999999</text:p>
          </table:table-cell>
          <table:table-cell office:value-type="float" office:value="4.601" calcext:value-type="float">
            <text:p>4.601</text:p>
          </table:table-cell>
        </table:table-row>
        <table:table-row table:style-name="ro1">
          <table:table-cell office:value-type="float" office:value="53471287" calcext:value-type="float">
            <text:p>53471287</text:p>
          </table:table-cell>
          <table:table-cell office:value-type="float" office:value="6.71606456699692" calcext:value-type="float">
            <text:p>6.71606456699692</text:p>
          </table:table-cell>
          <table:table-cell office:value-type="float" office:value="282.854" calcext:value-type="float">
            <text:p>282.854</text:p>
          </table:table-cell>
          <table:table-cell office:value-type="float" office:value="31.806" calcext:value-type="float">
            <text:p>31.806</text:p>
          </table:table-cell>
          <table:table-cell office:value-type="float" office:value="3.904" calcext:value-type="float">
            <text:p>3.904</text:p>
          </table:table-cell>
        </table:table-row>
        <table:table-row table:style-name="ro1">
          <table:table-cell office:value-type="float" office:value="16592185" calcext:value-type="float">
            <text:p>16592185</text:p>
          </table:table-cell>
          <table:table-cell office:value-type="float" office:value="6.63462364600309" calcext:value-type="float">
            <text:p>6.63462364600309</text:p>
          </table:table-cell>
          <table:table-cell office:value-type="float" office:value="130.038" calcext:value-type="float">
            <text:p>130.038</text:p>
          </table:table-cell>
          <table:table-cell office:value-type="float" office:value="11.59" calcext:value-type="float">
            <text:p>11.59</text:p>
          </table:table-cell>
          <table:table-cell office:value-type="float" office:value="4.247" calcext:value-type="float">
            <text:p>4.247</text:p>
          </table:table-cell>
        </table:table-row>
        <table:table-row table:style-name="ro1">
          <table:table-cell office:value-type="float" office:value="15725641" calcext:value-type="float">
            <text:p>15725641</text:p>
          </table:table-cell>
          <table:table-cell office:value-type="float" office:value="6.49082707399839" calcext:value-type="float">
            <text:p>6.49082707399839</text:p>
          </table:table-cell>
          <table:table-cell office:value-type="float" office:value="102.728" calcext:value-type="float">
            <text:p>102.728</text:p>
          </table:table-cell>
          <table:table-cell office:value-type="float" office:value="9.911" calcext:value-type="float">
            <text:p>9.911</text:p>
          </table:table-cell>
          <table:table-cell office:value-type="float" office:value="2.502" calcext:value-type="float">
            <text:p>2.502</text:p>
          </table:table-cell>
        </table:table-row>
        <table:table-row table:style-name="ro1">
          <table:table-cell office:value-type="float" office:value="6538469" calcext:value-type="float">
            <text:p>6538469</text:p>
          </table:table-cell>
          <table:table-cell office:value-type="float" office:value="6.42712463600174" calcext:value-type="float">
            <text:p>6.42712463600174</text:p>
          </table:table-cell>
          <table:table-cell office:value-type="float" office:value="81.732" calcext:value-type="float">
            <text:p>81.732</text:p>
          </table:table-cell>
          <table:table-cell office:value-type="float" office:value="8.512" calcext:value-type="float">
            <text:p>8.512</text:p>
          </table:table-cell>
          <table:table-cell office:value-type="float" office:value="4.558" calcext:value-type="float">
            <text:p>4.558</text:p>
          </table:table-cell>
        </table:table-row>
        <table:table-row table:style-name="ro1">
          <table:table-cell office:value-type="float" office:value="5774320" calcext:value-type="float">
            <text:p>5774320</text:p>
          </table:table-cell>
          <table:table-cell office:value-type="float" office:value="6.38292390100014" calcext:value-type="float">
            <text:p>6.38292390100014</text:p>
          </table:table-cell>
          <table:table-cell office:value-type="float" office:value="59.671" calcext:value-type="float">
            <text:p>59.671</text:p>
          </table:table-cell>
          <table:table-cell office:value-type="float" office:value="7.17" calcext:value-type="float">
            <text:p>7.17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 office:value-type="float" office:value="11329532" calcext:value-type="float">
            <text:p>11329532</text:p>
          </table:table-cell>
          <table:table-cell office:value-type="float" office:value="6.65360908900038" calcext:value-type="float">
            <text:p>6.65360908900038</text:p>
          </table:table-cell>
          <table:table-cell office:value-type="float" office:value="78.373" calcext:value-type="float">
            <text:p>78.373</text:p>
          </table:table-cell>
          <table:table-cell office:value-type="float" office:value="8.979" calcext:value-type="float">
            <text:p>8.979</text:p>
          </table:table-cell>
          <table:table-cell office:value-type="float" office:value="2.644" calcext:value-type="float">
            <text:p>2.644</text:p>
          </table:table-cell>
        </table:table-row>
        <table:table-row table:style-name="ro1">
          <table:table-cell office:value-type="float" office:value="7040621" calcext:value-type="float">
            <text:p>7040621</text:p>
          </table:table-cell>
          <table:table-cell office:value-type="float" office:value="7.03141637300269" calcext:value-type="float">
            <text:p>7.03141637300269</text:p>
          </table:table-cell>
          <table:table-cell office:value-type="float" office:value="55.2220000000001" calcext:value-type="float">
            <text:p>55.2220000000001</text:p>
          </table:table-cell>
          <table:table-cell office:value-type="float" office:value="7.265" calcext:value-type="float">
            <text:p>7.265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10222482" calcext:value-type="float">
            <text:p>10222482</text:p>
          </table:table-cell>
          <table:table-cell office:value-type="float" office:value="6.51892560400393" calcext:value-type="float">
            <text:p>6.51892560400393</text:p>
          </table:table-cell>
          <table:table-cell office:value-type="float" office:value="64.958" calcext:value-type="float">
            <text:p>64.958</text:p>
          </table:table-cell>
          <table:table-cell office:value-type="float" office:value="9.86900000000001" calcext:value-type="float">
            <text:p>9.86900000000001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25562201" calcext:value-type="float">
            <text:p>25562201</text:p>
          </table:table-cell>
          <table:table-cell office:value-type="float" office:value="6.6056412909993" calcext:value-type="float">
            <text:p>6.6056412909993</text:p>
          </table:table-cell>
          <table:table-cell office:value-type="float" office:value="164.933" calcext:value-type="float">
            <text:p>164.933</text:p>
          </table:table-cell>
          <table:table-cell office:value-type="float" office:value="14.434" calcext:value-type="float">
            <text:p>14.434</text:p>
          </table:table-cell>
          <table:table-cell office:value-type="float" office:value="3.517" calcext:value-type="float">
            <text:p>3.517</text:p>
          </table:table-cell>
        </table:table-row>
        <table:table-row table:style-name="ro1">
          <table:table-cell office:value-type="float" office:value="9697191" calcext:value-type="float">
            <text:p>9697191</text:p>
          </table:table-cell>
          <table:table-cell office:value-type="float" office:value="6.97515627999837" calcext:value-type="float">
            <text:p>6.97515627999837</text:p>
          </table:table-cell>
          <table:table-cell office:value-type="float" office:value="60.4670000000001" calcext:value-type="float">
            <text:p>60.4670000000001</text:p>
          </table:table-cell>
          <table:table-cell office:value-type="float" office:value="7.94399999999999" calcext:value-type="float">
            <text:p>7.94399999999999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66769986" calcext:value-type="float">
            <text:p>66769986</text:p>
          </table:table-cell>
          <table:table-cell office:value-type="float" office:value="7.10140133699952" calcext:value-type="float">
            <text:p>7.10140133699952</text:p>
          </table:table-cell>
          <table:table-cell office:value-type="float" office:value="296.002" calcext:value-type="float">
            <text:p>296.002</text:p>
          </table:table-cell>
          <table:table-cell office:value-type="float" office:value="26.435" calcext:value-type="float">
            <text:p>26.43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2869243" calcext:value-type="float">
            <text:p>42869243</text:p>
          </table:table-cell>
          <table:table-cell office:value-type="float" office:value="7.17044768699816" calcext:value-type="float">
            <text:p>7.17044768699816</text:p>
          </table:table-cell>
          <table:table-cell office:value-type="float" office:value="226.969" calcext:value-type="float">
            <text:p>226.969</text:p>
          </table:table-cell>
          <table:table-cell office:value-type="float" office:value="23.924" calcext:value-type="float">
            <text:p>23.924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4717869" calcext:value-type="float">
            <text:p>24717869</text:p>
          </table:table-cell>
          <table:table-cell office:value-type="float" office:value="7.06815309599824" calcext:value-type="float">
            <text:p>7.06815309599824</text:p>
          </table:table-cell>
          <table:table-cell office:value-type="float" office:value="170.712" calcext:value-type="float">
            <text:p>170.712</text:p>
          </table:table-cell>
          <table:table-cell office:value-type="float" office:value="13.641" calcext:value-type="float">
            <text:p>13.641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office:value-type="float" office:value="47431121" calcext:value-type="float">
            <text:p>47431121</text:p>
          </table:table-cell>
          <table:table-cell office:value-type="float" office:value="7.17950831999769" calcext:value-type="float">
            <text:p>7.17950831999769</text:p>
          </table:table-cell>
          <table:table-cell office:value-type="float" office:value="256.86" calcext:value-type="float">
            <text:p>256.86</text:p>
          </table:table-cell>
          <table:table-cell office:value-type="float" office:value="26.413" calcext:value-type="float">
            <text:p>26.413</text:p>
          </table:table-cell>
          <table:table-cell office:value-type="float" office:value="2.759" calcext:value-type="float">
            <text:p>2.759</text:p>
          </table:table-cell>
        </table:table-row>
        <table:table-row table:style-name="ro1">
          <table:table-cell office:value-type="float" office:value="8866626" calcext:value-type="float">
            <text:p>8866626</text:p>
          </table:table-cell>
          <table:table-cell office:value-type="float" office:value="6.5450849580011" calcext:value-type="float">
            <text:p>6.5450849580011</text:p>
          </table:table-cell>
          <table:table-cell office:value-type="float" office:value="54.5680000000001" calcext:value-type="float">
            <text:p>54.5680000000001</text:p>
          </table:table-cell>
          <table:table-cell office:value-type="float" office:value="8.63399999999999" calcext:value-type="float">
            <text:p>8.63399999999999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7056516" calcext:value-type="float">
            <text:p>7056516</text:p>
          </table:table-cell>
          <table:table-cell office:value-type="float" office:value="6.34302608800408" calcext:value-type="float">
            <text:p>6.34302608800408</text:p>
          </table:table-cell>
          <table:table-cell office:value-type="float" office:value="42.691" calcext:value-type="float">
            <text:p>42.691</text:p>
          </table:table-cell>
          <table:table-cell office:value-type="float" office:value="6.123" calcext:value-type="float">
            <text:p>6.123</text:p>
          </table:table-cell>
          <table:table-cell office:value-type="float" office:value="1.395" calcext:value-type="float">
            <text:p>1.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0:46:55.233421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7T10:59:01.658780025</dc:date>
    <meta:editing-duration>PT13M25S</meta:editing-duration>
    <meta:editing-cycles>3</meta:editing-cycles>
    <meta:generator>LibreOffice/5.2.0.4$Linux_X86_64 LibreOffice_project/20m0$Build-4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01cm" svg:height="8.198cm" xlink:href=".." xlink:type="simple" chart:class="chart:scatter" chart:style-name="ch1">
        <chart:title svg:x="4.585cm" svg:y="0.299cm" chart:style-name="ch2">
          <text:p>Query Time (Paths)</text:p>
        </chart:title>
        <chart:subtitle svg:x="5.776cm" svg:y="1.241cm" chart:style-name="ch3">
          <text:p>small file</text:p>
        </chart:subtitle>
        <chart:legend chart:legend-position="end" svg:x="9.985cm" svg:y="3.053cm" style:legend-expansion="high" chart:style-name="ch4"/>
        <chart:plot-area chart:style-name="ch5" table:cell-range-address="sample2_path.A2:sample2_path.E21 sample2_path.B1:sample2_path.E1" chart:data-source-has-labels="row" svg:x="1.275cm" svg:y="2.087cm" svg:width="8.446cm" svg:height="4.967cm">
          <chartooo:coordinate-region svg:x="2.082cm" svg:y="2.287cm" svg:width="6.896cm" svg:height="4.12cm"/>
          <chart:axis chart:dimension="x" chart:name="primary-x" chart:style-name="ch6">
            <chart:title svg:x="3.694cm" svg:y="7.217cm" chart:style-name="ch7">
              <text:p>Sum Query Size (points)</text:p>
            </chart:title>
          </chart:axis>
          <chart:axis chart:dimension="y" chart:name="primary-y" chart:style-name="ch6">
            <chart:title svg:x="0.451cm" svg:y="6.082cm" chart:style-name="ch8">
              <text:p>Total Time (seconds)</text:p>
            </chart:title>
            <chart:grid chart:style-name="ch9" chart:class="major"/>
          </chart:axis>
          <chart:series chart:style-name="ch10" chart:values-cell-range-address="sample2_path.B2:sample2_path.B21" chart:label-cell-address="sample2_path.B1:sample2_path.B1" chart:class="chart:scatter">
            <chart:domain table:cell-range-address="sample2_path.A2:sample2_path.A21"/>
            <chart:data-point chart:repeated="20"/>
          </chart:series>
          <chart:series chart:style-name="ch11" chart:values-cell-range-address="sample2_path.C2:sample2_path.C21" chart:label-cell-address="sample2_path.C1:sample2_path.C1" chart:class="chart:scatter">
            <chart:data-point chart:repeated="20"/>
          </chart:series>
          <chart:series chart:style-name="ch12" chart:values-cell-range-address="sample2_path.D2:sample2_path.D21" chart:label-cell-address="sample2_path.D1:sample2_path.D1" chart:class="chart:scatter">
            <chart:data-point chart:repeated="20"/>
          </chart:series>
          <chart:series chart:style-name="ch13" chart:values-cell-range-address="sample2_path.E2:sample2_path.E21" chart:label-cell-address="sample2_path.E1:sample2_path.E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sample2_path.B1:sample2_path.B1</svg:desc>
                </draw:g>
              </table:table-cell>
              <table:table-cell office:value-type="string">
                <text:p>mzTree</text:p>
                <draw:g>
                  <svg:desc>sample2_path.C1:sample2_path.C1</svg:desc>
                </draw:g>
              </table:table-cell>
              <table:table-cell office:value-type="string">
                <text:p>mzTree-batched</text:p>
                <draw:g>
                  <svg:desc>sample2_path.D1:sample2_path.D1</svg:desc>
                </draw:g>
              </table:table-cell>
              <table:table-cell office:value-type="string">
                <text:p>mzTree-summ</text:p>
                <draw:g>
                  <svg:desc>sample2_path.E1:sample2_pat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227229">
                <text:p>66227229</text:p>
                <draw:g>
                  <svg:desc>sample2_path.A2:sample2_path.A21</svg:desc>
                </draw:g>
              </table:table-cell>
              <table:table-cell office:value-type="float" office:value="6.74505567100232">
                <text:p>6.74505567100232</text:p>
                <draw:g>
                  <svg:desc>sample2_path.B2:sample2_path.B21</svg:desc>
                </draw:g>
              </table:table-cell>
              <table:table-cell office:value-type="float" office:value="320.277">
                <text:p>320.277</text:p>
                <draw:g>
                  <svg:desc>sample2_path.C2:sample2_path.C21</svg:desc>
                </draw:g>
              </table:table-cell>
              <table:table-cell office:value-type="float" office:value="28.751">
                <text:p>28.751</text:p>
                <draw:g>
                  <svg:desc>sample2_path.D2:sample2_path.D21</svg:desc>
                </draw:g>
              </table:table-cell>
              <table:table-cell office:value-type="float" office:value="2.886">
                <text:p>2.886</text:p>
                <draw:g>
                  <svg:desc>sample2_path.E2:sample2_path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64556">
                <text:p>10864556</text:p>
              </table:table-cell>
              <table:table-cell office:value-type="float" office:value="6.63731097400023">
                <text:p>6.63731097400023</text:p>
              </table:table-cell>
              <table:table-cell office:value-type="float" office:value="72.091">
                <text:p>72.091</text:p>
              </table:table-cell>
              <table:table-cell office:value-type="float" office:value="9.80000000000002">
                <text:p>9.80000000000002</text:p>
              </table:table-cell>
              <table:table-cell office:value-type="float" office:value="2.619">
                <text:p>2.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04425">
                <text:p>21304425</text:p>
              </table:table-cell>
              <table:table-cell office:value-type="float" office:value="6.54153569000073">
                <text:p>6.54153569000073</text:p>
              </table:table-cell>
              <table:table-cell office:value-type="float" office:value="125.966">
                <text:p>125.966</text:p>
              </table:table-cell>
              <table:table-cell office:value-type="float" office:value="11.15">
                <text:p>11.15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07975">
                <text:p>7307975</text:p>
              </table:table-cell>
              <table:table-cell office:value-type="float" office:value="6.39943709300042">
                <text:p>6.39943709300042</text:p>
              </table:table-cell>
              <table:table-cell office:value-type="float" office:value="89.697">
                <text:p>89.697</text:p>
              </table:table-cell>
              <table:table-cell office:value-type="float" office:value="8.37099999999999">
                <text:p>8.37099999999999</text:p>
              </table:table-cell>
              <table:table-cell office:value-type="float" office:value="4.601">
                <text:p>4.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471287">
                <text:p>53471287</text:p>
              </table:table-cell>
              <table:table-cell office:value-type="float" office:value="6.71606456699692">
                <text:p>6.71606456699692</text:p>
              </table:table-cell>
              <table:table-cell office:value-type="float" office:value="282.854">
                <text:p>282.854</text:p>
              </table:table-cell>
              <table:table-cell office:value-type="float" office:value="31.806">
                <text:p>31.806</text:p>
              </table:table-cell>
              <table:table-cell office:value-type="float" office:value="3.904">
                <text:p>3.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92185">
                <text:p>16592185</text:p>
              </table:table-cell>
              <table:table-cell office:value-type="float" office:value="6.63462364600309">
                <text:p>6.63462364600309</text:p>
              </table:table-cell>
              <table:table-cell office:value-type="float" office:value="130.038">
                <text:p>130.038</text:p>
              </table:table-cell>
              <table:table-cell office:value-type="float" office:value="11.59">
                <text:p>11.59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25641">
                <text:p>15725641</text:p>
              </table:table-cell>
              <table:table-cell office:value-type="float" office:value="6.49082707399839">
                <text:p>6.49082707399839</text:p>
              </table:table-cell>
              <table:table-cell office:value-type="float" office:value="102.728">
                <text:p>102.728</text:p>
              </table:table-cell>
              <table:table-cell office:value-type="float" office:value="9.911">
                <text:p>9.911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38469">
                <text:p>6538469</text:p>
              </table:table-cell>
              <table:table-cell office:value-type="float" office:value="6.42712463600174">
                <text:p>6.42712463600174</text:p>
              </table:table-cell>
              <table:table-cell office:value-type="float" office:value="81.732">
                <text:p>81.732</text:p>
              </table:table-cell>
              <table:table-cell office:value-type="float" office:value="8.512">
                <text:p>8.512</text:p>
              </table:table-cell>
              <table:table-cell office:value-type="float" office:value="4.558">
                <text:p>4.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74320">
                <text:p>5774320</text:p>
              </table:table-cell>
              <table:table-cell office:value-type="float" office:value="6.38292390100014">
                <text:p>6.38292390100014</text:p>
              </table:table-cell>
              <table:table-cell office:value-type="float" office:value="59.671">
                <text:p>59.671</text:p>
              </table:table-cell>
              <table:table-cell office:value-type="float" office:value="7.17">
                <text:p>7.17</text:p>
              </table:table-cell>
              <table:table-cell office:value-type="float" office:value="2.971">
                <text:p>2.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29532">
                <text:p>11329532</text:p>
              </table:table-cell>
              <table:table-cell office:value-type="float" office:value="6.65360908900038">
                <text:p>6.65360908900038</text:p>
              </table:table-cell>
              <table:table-cell office:value-type="float" office:value="78.373">
                <text:p>78.373</text:p>
              </table:table-cell>
              <table:table-cell office:value-type="float" office:value="8.979">
                <text:p>8.979</text:p>
              </table:table-cell>
              <table:table-cell office:value-type="float" office:value="2.644">
                <text:p>2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0621">
                <text:p>7040621</text:p>
              </table:table-cell>
              <table:table-cell office:value-type="float" office:value="7.03141637300269">
                <text:p>7.03141637300269</text:p>
              </table:table-cell>
              <table:table-cell office:value-type="float" office:value="55.2220000000001">
                <text:p>55.2220000000001</text:p>
              </table:table-cell>
              <table:table-cell office:value-type="float" office:value="7.265">
                <text:p>7.265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2482">
                <text:p>10222482</text:p>
              </table:table-cell>
              <table:table-cell office:value-type="float" office:value="6.51892560400393">
                <text:p>6.51892560400393</text:p>
              </table:table-cell>
              <table:table-cell office:value-type="float" office:value="64.958">
                <text:p>64.958</text:p>
              </table:table-cell>
              <table:table-cell office:value-type="float" office:value="9.86900000000001">
                <text:p>9.86900000000001</text:p>
              </table:table-cell>
              <table:table-cell office:value-type="float" office:value="1.979">
                <text:p>1.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62201">
                <text:p>25562201</text:p>
              </table:table-cell>
              <table:table-cell office:value-type="float" office:value="6.6056412909993">
                <text:p>6.6056412909993</text:p>
              </table:table-cell>
              <table:table-cell office:value-type="float" office:value="164.933">
                <text:p>164.933</text:p>
              </table:table-cell>
              <table:table-cell office:value-type="float" office:value="14.434">
                <text:p>14.434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97191">
                <text:p>9697191</text:p>
              </table:table-cell>
              <table:table-cell office:value-type="float" office:value="6.97515627999837">
                <text:p>6.97515627999837</text:p>
              </table:table-cell>
              <table:table-cell office:value-type="float" office:value="60.4670000000001">
                <text:p>60.4670000000001</text:p>
              </table:table-cell>
              <table:table-cell office:value-type="float" office:value="7.94399999999999">
                <text:p>7.94399999999999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769986">
                <text:p>66769986</text:p>
              </table:table-cell>
              <table:table-cell office:value-type="float" office:value="7.10140133699952">
                <text:p>7.10140133699952</text:p>
              </table:table-cell>
              <table:table-cell office:value-type="float" office:value="296.002">
                <text:p>296.002</text:p>
              </table:table-cell>
              <table:table-cell office:value-type="float" office:value="26.435">
                <text:p>26.43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69243">
                <text:p>42869243</text:p>
              </table:table-cell>
              <table:table-cell office:value-type="float" office:value="7.17044768699816">
                <text:p>7.17044768699816</text:p>
              </table:table-cell>
              <table:table-cell office:value-type="float" office:value="226.969">
                <text:p>226.969</text:p>
              </table:table-cell>
              <table:table-cell office:value-type="float" office:value="23.924">
                <text:p>23.92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717869">
                <text:p>24717869</text:p>
              </table:table-cell>
              <table:table-cell office:value-type="float" office:value="7.06815309599824">
                <text:p>7.06815309599824</text:p>
              </table:table-cell>
              <table:table-cell office:value-type="float" office:value="170.712">
                <text:p>170.712</text:p>
              </table:table-cell>
              <table:table-cell office:value-type="float" office:value="13.641">
                <text:p>13.641</text:p>
              </table:table-cell>
              <table:table-cell office:value-type="float" office:value="2.308">
                <text:p>2.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431121">
                <text:p>47431121</text:p>
              </table:table-cell>
              <table:table-cell office:value-type="float" office:value="7.17950831999769">
                <text:p>7.17950831999769</text:p>
              </table:table-cell>
              <table:table-cell office:value-type="float" office:value="256.86">
                <text:p>256.86</text:p>
              </table:table-cell>
              <table:table-cell office:value-type="float" office:value="26.413">
                <text:p>26.413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66626">
                <text:p>8866626</text:p>
              </table:table-cell>
              <table:table-cell office:value-type="float" office:value="6.5450849580011">
                <text:p>6.5450849580011</text:p>
              </table:table-cell>
              <table:table-cell office:value-type="float" office:value="54.5680000000001">
                <text:p>54.5680000000001</text:p>
              </table:table-cell>
              <table:table-cell office:value-type="float" office:value="8.63399999999999">
                <text:p>8.63399999999999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56516">
                <text:p>7056516</text:p>
              </table:table-cell>
              <table:table-cell office:value-type="float" office:value="6.34302608800408">
                <text:p>6.34302608800408</text:p>
              </table:table-cell>
              <table:table-cell office:value-type="float" office:value="42.691">
                <text:p>42.691</text:p>
              </table:table-cell>
              <table:table-cell office:value-type="float" office:value="6.123">
                <text:p>6.123</text:p>
              </table:table-cell>
              <table:table-cell office:value-type="float" office:value="1.395">
                <text:p>1.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2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